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letter-kerning="false" style:font-size-complex="9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6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6"><text:s/><text:bookmark text:name="_GoBack"/></text:p>
      <text:list xml:id="list3025507622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1">III. DISTRIBUCIONES DISCRET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4">3.5 CALCULA LA DISTRIBUCION DE PROBABILIDAD HIPERGEOMETRICA DE LA VARIABLE INVOLUCRADA, SIN ERROR DE CONCEPTO.</text:p>
            <text:p text:style-name="P3"><text:span text:style-name="T3">3.6 CALCULA LA DISTRIBUCION DE PROBABILIDAD DE POISSON DE LA VARIABLE INVOLUCRADA, SIN ERROR DE CONCEPTO.</text:span></text:p>
            <text:p text:style-name="P14">U.T. IV DISTRIBUCIONES CONTINUAS 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6"><text:s/></text:p>
            <text:p text:style-name="P18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Miércoles 28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8">(J) Situación problema: (conflicto cognitivo</text:span><text:span text:style-name="T11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8">¿Cuál es el concepto de distribución de probabilidad hipergeométrica?</text:p>
            <text:p text:style-name="P8">¿Cuál es el concepto de distribución de probabilidad de Poisson?</text:p>
            <text:p text:style-name="P8">¿Cuál es el concepto de función continua en un punto?</text:p>
            <text:p text:style-name="P8">¿Cuál es el concepto de función continua en un intervalo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5">IDENTIFICA LAS DISTINTAS FORMAS EN QUE SE PUEDEN PRESENTAR LAS DISTRIBUCIONES DISCRETAS UTILIZADAS EN PROBABILIDAD AL ESTUDIAR ALGUNOS FENOMENOS ALEATORIOS DEL AREA DE INGENIERIA</text:span><text:span text:style-name="T3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8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28"><text:span text:style-name="T8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4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8">(P) Indicadores de desempeño:</text:span><text:span text:style-name="T13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1472704799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4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8">Calcula y grafica las funciones de distribución de probabilidad hipergeométrica, y de Poisson de algunas variables aleatorias discretas. Recupera las definiciones e interpretación de funciones continuas en un punto y en un intervalo. </text:span></text:p>
          </table:table-cell>
          <table:covered-table-cell/>
          <table:table-cell table:style-name="Tabla1.G11" table:number-columns-spanned="3" office:value-type="string">
            <text:list xml:id="list3872388356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403984432875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540301962" text:style-name="WW8Num3">
              <text:list-item>
                <text:p text:style-name="P47"><text:span text:style-name="T4">120 minutos en total.</text:span></text:p>
              </text:list-item>
              <text:list-item>
                <text:p text:style-name="P48">20 minutos de receso intercalados</text:p>
              </text:list-item>
              <text:list-item>
                <text:p text:style-name="P48">5 minutos de <text:soft-page-break/>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7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7"><text:span text:style-name="T1">65 minutos para la obtención de las gráficas de distribuciones de probabilidad hipergeométrica, y de Poisson. Recuperación de los conceptos de continuidad de funciones.</text:span></text:p>
              </text:list-item>
              <text:list-item>
                <text:p text:style-name="P47"><text:span text:style-name="T1">10 minutos para el cierre y las conclusione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1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9">¿Qué tan preciso le pareció a usted el aprendizaje adquirido?</text:span></text:p>
            <text:p text:style-name="P1"><text:span text:style-name="T9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11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11">(V)Producto final:</text:span><text:span text:style-name="T4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11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9">Sistematizar e interpretar la información vertida por el personal discente, para dar la realimentación requerida.</text:span><text:span text:style-name="T14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445911234" text:style-name="WW8Num4">
              <text:list-item>
                <text:p text:style-name="P53"><text:span text:style-name="T8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5"><text:span text:style-name="T8">Ilustraciones de <text:s/>las gráficas de distribuciones de probabilidad hipergeométricas, y de Poisson. Notas sobre el concepto de continuidad de funcione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11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56">Lamberto Maza Casas</text:p>
            <text:p text:style-name="P55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8">EL Tte. Cor. I. I., Jefe Sec. Académica. </text:span></text:p>
            <text:p text:style-name="P2"/>
            <text:p text:style-name="P57"><text:span text:style-name="T8">Omar Luna Ramírez</text:span></text:p>
            <text:p text:style-name="P57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501cm" fo:margin-bottom="1.501cm" fo:margin-left="1.251cm" fo:margin-right="1.185cm" fo:background-color="#ffffff" style:writing-mode="lr-tb" style:layout-grid-color="#c0c0c0" style:layout-grid-lines="3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6:00</dc:date>
    <meta:print-date>2019-10-03T23:31:00</meta:print-date>
    <meta:editing-cycles>207</meta:editing-cycles>
    <meta:editing-duration>PT11H1M</meta:editing-duration>
    <meta:document-statistic meta:table-count="1" meta:image-count="0" meta:object-count="0" meta:page-count="3" meta:paragraph-count="89" meta:word-count="506" meta:character-count="3832" meta:non-whitespace-character-count="2911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